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text-position="super 66.6%"/>
    </style:style>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style:font-name-asian="Liberation Serif" style:font-name-complex="Liberation Serif"/>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weight="bold" style:font-weight-asian="bold" style:font-weight-complex="bold"/>
    </style:style>
    <style:style style:name="P36" style:parent-style-name="Standard" style:family="paragraph">
      <style:paragraph-properties fo:margin-bottom="0.1965in"/>
    </style:style>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ListParagraph" style:list-style-name="LFO1" style:family="paragraph"/>
    <style:style style:name="P42" style:parent-style-name="ListParagraph" style:list-style-name="LFO1" style:family="paragraph"/>
    <style:style style:name="P43" style:parent-style-name="ListParagraph" style:list-style-name="LFO1" style:family="paragraph"/>
    <style:style style:name="P44" style:parent-style-name="ListParagraph" style:list-style-name="LFO1" style:family="paragraph">
      <style:paragraph-properties fo:line-height="105%"/>
    </style:style>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T48" style:parent-style-name="DefaultParagraphFont" style:family="text">
      <style:text-properties fo:font-weight="bold" style:font-weight-asian="bold" style:font-weight-complex="bold"/>
    </style:style>
    <style:style style:name="P49" style:parent-style-name="ListParagraph" style:list-style-name="LFO1" style:family="paragraph">
      <style:paragraph-properties fo:line-height="105%"/>
    </style:style>
    <style:style style:name="P50" style:parent-style-name="ListParagraph" style:list-style-name="LFO1" style:family="paragraph">
      <style:paragraph-properties fo:line-height="105%"/>
    </style:style>
    <style:style style:name="P51" style:parent-style-name="ListParagraph" style:list-style-name="LFO1" style:family="paragraph">
      <style:paragraph-properties fo:line-height="105%"/>
    </style:style>
    <style:style style:name="P52" style:parent-style-name="ListParagraph" style:list-style-name="LFO1" style:family="paragraph">
      <style:paragraph-properties fo:line-height="105%"/>
    </style:style>
    <style:style style:name="P53" style:parent-style-name="ListParagraph" style:list-style-name="LFO1" style:family="paragraph"/>
    <style:style style:name="P54" style:parent-style-name="ListParagraph" style:list-style-name="LFO1" style:family="paragraph">
      <style:paragraph-properties fo:line-height="105%"/>
    </style:style>
    <style:style style:name="P55" style:parent-style-name="ListParagraph" style:list-style-name="LFO1" style:family="paragraph">
      <style:paragraph-properties fo:line-height="105%"/>
    </style:style>
    <style:style style:name="P56" style:parent-style-name="Standard" style:family="paragraph">
      <style:paragraph-properties fo:margin-bottom="0.1965in"/>
    </style:style>
    <style:style style:name="P57" style:parent-style-name="Normal" style:family="paragraph">
      <style:paragraph-properties fo:margin-bottom="0.1965in"/>
    </style:style>
    <style:style style:name="P58" style:parent-style-name="Normal" style:family="paragraph">
      <style:paragraph-properties fo:margin-bottom="0.1965in"/>
    </style:style>
    <style:style style:name="P59" style:parent-style-name="Normal" style:family="paragraph">
      <style:paragraph-properties fo:margin-bottom="0.1965in"/>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style:text-position="super 66.6%"/>
    </style:style>
    <style:style style:name="T63" style:parent-style-name="DefaultParagraphFont" style:family="text">
      <style:text-properties fo:font-weight="bold" style:font-weight-asian="bold" style:font-weight-complex="bold"/>
    </style:style>
  </office:automatic-styles>
  <office:body>
    <office:text text:use-soft-page-breaks="true">
      <text:p text:style-name="P1">R Mini Project 2: R Script Covering Data Frames, Vectors, and Strings</text:p>
      <text:p text:style-name="P24">Data Exploration 5101 - Fall 2024</text:p>
      <text:p text:style-name="P25"><text:span text:style-name="T26">Due</text:span>: Week 6, October 10<text:span text:style-name="T27">th</text:span>, 2024</text:p>
      <text:p text:style-name="Standard"/>
      <text:p text:style-name="Normal"><text:span text:style-name="T28">Background:</text:span></text:p>
      <text:p text:style-name="P29"/>
      <text:p text:style-name="Normal">Undergraduate students enrolled in Biodiversity and Evolution (BIOL1400) at Stockton University during the Fall 2021 &amp; 2023 and Spring 2021 semesters were tasked with the assignment to document 20-30 different species of life using citizen science platform, iNaturalist.<text:s/><text:a xlink:href="http://www.inaturalist.org" office:target-frame-name="_top" xlink:show="replace"><text:span text:style-name="Hyperlink">iNaturalist</text:span></text:a><text:s/>is an online social network<text:s/><text:span text:style-name="T30">that helps you identify the plants and animals around you while generating data for science and conservation.</text:span><text:s/>You can use it to record your own observations, get help with identifications, or collaborate with others.</text:p>
      <text:p text:style-name="Normal"/>
      <text:p text:style-name="Normal">The taxonomic system for species classification is composed of Kingdom, Phylum, Class, Order, Family,<text:s/><text:span text:style-name="T31">Genus</text:span>,<text:s/><text:span text:style-name="T32">species</text:span>. For example, humans are classified as Animalia, Chordata, Mammalia, Primates, Hominidae,<text:s/><text:span text:style-name="T33">Homo</text:span>,<text:s/><text:span text:style-name="T34">sapiens</text:span>.</text:p>
      <text:p text:style-name="Normal"/>
      <text:p text:style-name="Normal"><text:a xlink:href="https://www.inaturalist.org/projects/biodiversity-and-evolution-stockton-university-melissa-laurino-cb2ec9fb-2d41-4089-84b7-359ff383068d" office:target-frame-name="_top" xlink:show="replace"><text:span text:style-name="Hyperlink">Link to the project summary on iNaturalist</text:span></text:a>. For this dataset, only Research grade observations have been selected. Research grade means the species identification has been verified by one or more other users on iNaturalist. Research grade also ensures that all observations of taxa are wild. No Casual grade observations from zoos, aquariums, or manmade gardens are included.</text:p>
      <text:p text:style-name="Standard"/>
      <text:p text:style-name="Normal"><text:span text:style-name="T35">Instructions:</text:span></text:p>
      <text:p text:style-name="Standard"/>
      <text:p text:style-name="P36">Write an R script with inline comments that successfully:<text:s/></text:p>
      <text:list text:style-name="LFO1" text:continue-numbering="true">
        <text:list-item>
          <text:p text:style-name="P37">Write your name, date, and assignment at the top</text:p>
        </text:list-item>
        <text:list-item>
          <text:p text:style-name="P38">Loads all necessary libraries<text:s/></text:p>
        </text:list-item>
        <text:list-item>
          <text:p text:style-name="P39">Reads in the data</text:p>
        </text:list-item>
        <text:list-item>
          <text:p text:style-name="P40">Describes the data using:<text:s/></text:p>
          <text:list text:continue-numbering="true">
            <text:list-item>
              <text:p text:style-name="P41">At a minimum - head(), glimpse(), summary(), and str()</text:p>
            </text:list-item>
            <text:list-item>
              <text:p text:style-name="P42">Other unique ways to explore and describe the data are encouraged.</text:p>
            </text:list-item>
          </text:list>
        </text:list-item>
        <text:list-item>
          <text:p text:style-name="P43">Explores and cleans the data:</text:p>
          <text:list text:continue-numbering="true">
            <text:list-item>
              <text:p text:style-name="P44">Check or NAs or blanks in place_town_name column. How many rows are blank?</text:p>
            </text:list-item>
            <text:list-item>
              <text:p text:style-name="P45">Delete the place_town_name column of the data.<text:s/></text:p>
            </text:list-item>
            <text:list-item>
              <text:p text:style-name="P46">Rename the columns taxon_kingdom_name, taxon_phylum_name, taxon_class_name, taxon_order_name, taxon_family_name, taxon_genus_name, and taxon_species_name to kingdom, phylum, class, order, family, genus, and species.<text:s/></text:p>
            </text:list-item>
            <text:list-item>
              <text:p text:style-name="P47">Create a new column named “time”<text:s/><text:span text:style-name="T48">or<text:s/></text:span>revise the time_observed_at column to only include the observation time in the format %H:%M:%S. Complete this with R and not Microsoft Excel.</text:p>
            </text:list-item>
            <text:list-item>
              <text:p text:style-name="P49">Use lubridate to change the data type for observed_on<text:s/>to read as date and the data type for time/time_observed_at column as time.</text:p>
            </text:list-item>
            <text:list-item>
              <text:p text:style-name="P50">Create a factor from the kingdom column<text:s/></text:p>
            </text:list-item>
            <text:list-item>
              <text:p text:style-name="P51">Use library(stringr) to count the number of occurrences of one of the kingdoms from the kingdom column</text:p>
            </text:list-item>
            <text:list-item>
              <text:p text:style-name="P52">Determine what months the data was collected<text:s/></text:p>
            </text:list-item>
            <text:list-item>
              <text:p text:style-name="P53">Create a quick plot() of the kingdoms observed</text:p>
            </text:list-item>
            <text:list-item>
              <text:p text:style-name="P54">Create a quick plot() of your choice</text:p>
            </text:list-item>
            <text:list-item>
              <text:p text:style-name="P55">Save the new cleaned data frame as a new .csv file named “iNaturalist_ResearchGrade_YourLastName.csv”</text:p>
            </text:list-item>
          </text:list>
        </text:list-item>
      </text:list>
      <text:p text:style-name="P56"/>
      <text:p text:style-name="P57">Credit is given for code that does not work IF you include a comment on what you were trying to do! On the other hand, points are deducted on code that works IF there is no comment to explain what the code does.</text:p>
      <text:p text:style-name="P58">It’s important to remember that your R script may look different than a classmate’s script. There are multiple different ways to complete the assignment with the same outcome.<text:s/></text:p>
      <text:p text:style-name="P59">The deliverables are R scripts saved with the name R1_ YourLastName<text:span text:style-name="T60">.r</text:span><text:s/>or R1_ YourLastName<text:span text:style-name="T61">.Rmd<text:s/></text:span>submitted to Blackboard for Week 6, October 10<text:span text:style-name="T62">th.<text:s/></text:span>This mini project is<text:s/><text:span text:style-name="T63">15%</text:span><text:s/>of the course gra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2.2291in" style:use-optimal-column-width="false"/>
    </style:style>
    <style:style style:name="TableColumn4" style:family="table-column">
      <style:table-column-properties style:column-width="2.2291in" style:use-optimal-column-width="false"/>
    </style:style>
    <style:style style:name="TableColumn5" style:family="table-column">
      <style:table-column-properties style:column-width="2.2291in" style:use-optimal-column-width="false"/>
    </style:style>
    <style:style style:name="Table2" style:family="table">
      <style:table-properties style:width="6.687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text-properties fo:font-size="8pt" style:font-size-asian="8pt" style:font-size-complex="8pt"/>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2291in" style:use-optimal-column-width="false"/>
    </style:style>
    <style:style style:name="TableColumn15" style:family="table-column">
      <style:table-column-properties style:column-width="2.2291in" style:use-optimal-column-width="false"/>
    </style:style>
    <style:style style:name="TableColumn16" style:family="table-column">
      <style:table-column-properties style:column-width="2.2291in" style:use-optimal-column-width="false"/>
    </style:style>
    <style:style style:name="Table13" style:family="table">
      <style:table-properties style:width="6.687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 Clif Baldwin &amp; Melissa Laurino</text:p>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aurino, Melissa</dc:creator>
    <meta:creation-date>2024-10-02T13:54:00Z</meta:creation-date>
    <dc:date>2024-10-02T13:54:00Z</dc:date>
    <meta:template xlink:href="Normal.dotm" xlink:type="simple"/>
    <meta:editing-cycles>6</meta:editing-cycles>
    <meta:editing-duration>PT0S</meta:editing-duration>
    <meta:document-statistic meta:page-count="1" meta:paragraph-count="6" meta:word-count="511" meta:character-count="3422" meta:row-count="24" meta:non-whitespace-character-count="2917"/>
  </office:meta>
</office:document-meta>
</file>